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fo:font-weight="normal" officeooo:rsid="0012e21d" officeooo:paragraph-rsid="0019c98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style:font-name="Ubuntu" fo:font-size="14pt" fo:font-weight="normal" officeooo:rsid="0012e21d" officeooo:paragraph-rsid="001cd72c" fo:background-color="#ddddd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style:font-name="Ubuntu" fo:font-size="14pt" officeooo:rsid="0012e21d" officeooo:paragraph-rsid="001872ad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2e21d" officeooo:paragraph-rsid="001cd72c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9c988" officeooo:paragraph-rsid="001cd72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a7d34" officeooo:paragraph-rsid="001cd72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a7d34" officeooo:paragraph-rsid="001a7d34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a7d34" officeooo:paragraph-rsid="001dab12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6c0f0" officeooo:paragraph-rsid="0016c0f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6c0f0" officeooo:paragraph-rsid="00205374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6c0f0" officeooo:paragraph-rsid="00215b0a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6c0f0" officeooo:paragraph-rsid="002344ba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6c0f0" officeooo:paragraph-rsid="002448a4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6c0f0" officeooo:paragraph-rsid="0025d1f0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6c0f0" officeooo:paragraph-rsid="00285f41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6c0f0" officeooo:paragraph-rsid="002b7e9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e0cf6" officeooo:paragraph-rsid="00205374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15b0a" officeooo:paragraph-rsid="00215b0a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15b0a" officeooo:paragraph-rsid="002344ba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15b0a" officeooo:paragraph-rsid="00349232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15b0a" officeooo:paragraph-rsid="0034b8f2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08e5da" officeooo:paragraph-rsid="00215b0a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08e5da" officeooo:paragraph-rsid="002344ba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344ba" officeooo:paragraph-rsid="002344ba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paragraph-rsid="002448a4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paragraph-rsid="002344ba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448a4" officeooo:paragraph-rsid="0025d1f0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448a4" officeooo:paragraph-rsid="002448a4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5d1f0" officeooo:paragraph-rsid="0025d1f0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6c5fe" officeooo:paragraph-rsid="00285f41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85f41" officeooo:paragraph-rsid="00285f41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b7e97" officeooo:paragraph-rsid="002b7e97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faedf" officeooo:paragraph-rsid="0031185c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1185c" officeooo:paragraph-rsid="0031185c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1e1fd" officeooo:paragraph-rsid="0031e1fd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2c707" officeooo:paragraph-rsid="0032c707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49232" officeooo:paragraph-rsid="00349232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34b8f2" officeooo:paragraph-rsid="0034b8f2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1a7d34" officeooo:paragraph-rsid="001cd72c" fo:background-color="#cccccc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fo:font-weight="bold" officeooo:rsid="0018f9ee" officeooo:paragraph-rsid="001cd72c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50%"/>
      <style:text-properties style:font-name="Ubuntu" fo:font-size="14pt" fo:font-weight="bold" officeooo:rsid="001a7d34" officeooo:paragraph-rsid="001a7d3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/>
      <style:text-properties style:font-name="Ubuntu" fo:font-size="14pt" officeooo:rsid="0012e21d" officeooo:paragraph-rsid="001cd72c" fo:background-color="#dddddd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1a7d34" officeooo:paragraph-rsid="001dab12" fo:background-color="#dddddd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205374" officeooo:paragraph-rsid="00205374" fo:background-color="#dddddd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215b0a" officeooo:paragraph-rsid="00215b0a" fo:background-color="#dddddd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25d1f0" officeooo:paragraph-rsid="0025d1f0" fo:background-color="#dddddd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2b7e97" officeooo:paragraph-rsid="002b7e97" fo:background-color="#dddddd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2c707" officeooo:paragraph-rsid="0032c707" fo:background-color="#ddddd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9ee" style:font-weight-asian="bold" style:font-weight-complex="bold"/>
    </style:style>
    <style:style style:name="T3" style:family="text">
      <style:text-properties fo:font-weight="bold" officeooo:rsid="002448a4" style:font-weight-asian="bold" style:font-weight-complex="bold"/>
    </style:style>
    <style:style style:name="T4" style:family="text">
      <style:text-properties fo:font-weight="bold" officeooo:rsid="002344ba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officeooo:rsid="00210402" fo:background-color="transparent" loext:char-shading-value="0" style:font-weight-asian="bold" style:font-weight-complex="bold"/>
    </style:style>
    <style:style style:name="T7" style:family="text">
      <style:text-properties fo:font-weight="bold" officeooo:rsid="0025d1f0" fo:background-color="transparent" loext:char-shading-value="0" style:font-weight-asian="bold" style:font-weight-complex="bold"/>
    </style:style>
    <style:style style:name="T8" style:family="text">
      <style:text-properties fo:font-weight="bold" officeooo:rsid="0026ef1d" fo:background-color="transparent" loext:char-shading-value="0" style:font-weight-asian="bold" style:font-weight-complex="bold"/>
    </style:style>
    <style:style style:name="T9" style:family="text">
      <style:text-properties officeooo:rsid="0016c0f0"/>
    </style:style>
    <style:style style:name="T10" style:family="text">
      <style:text-properties officeooo:rsid="001820d3"/>
    </style:style>
    <style:style style:name="T11" style:family="text">
      <style:text-properties officeooo:rsid="001872ad"/>
    </style:style>
    <style:style style:name="T12" style:family="text">
      <style:text-properties officeooo:rsid="0018f9ee"/>
    </style:style>
    <style:style style:name="T13" style:family="text">
      <style:text-properties officeooo:rsid="0019c988"/>
    </style:style>
    <style:style style:name="T14" style:family="text">
      <style:text-properties officeooo:rsid="001a7d34"/>
    </style:style>
    <style:style style:name="T15" style:family="text">
      <style:text-properties officeooo:rsid="001bb236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205374" fo:background-color="#dddddd" loext:char-shading-value="0"/>
    </style:style>
    <style:style style:name="T18" style:family="text">
      <style:text-properties officeooo:rsid="0032f815" fo:background-color="#dddddd" loext:char-shading-value="0"/>
    </style:style>
    <style:style style:name="T19" style:family="text">
      <style:text-properties officeooo:rsid="000cf631" fo:background-color="#dddddd" loext:char-shading-value="0"/>
    </style:style>
    <style:style style:name="T20" style:family="text">
      <style:text-properties fo:background-color="#dddddd" loext:char-shading-value="0"/>
    </style:style>
    <style:style style:name="T21" style:family="text">
      <style:text-properties officeooo:rsid="0008e5da" fo:background-color="#dddddd" loext:char-shading-value="0"/>
    </style:style>
    <style:style style:name="T22" style:family="text">
      <style:text-properties officeooo:rsid="002344ba" fo:background-color="#dddddd" loext:char-shading-value="0"/>
    </style:style>
    <style:style style:name="T23" style:family="text">
      <style:text-properties officeooo:rsid="001b771b" fo:background-color="#dddddd" loext:char-shading-value="0"/>
    </style:style>
    <style:style style:name="T24" style:family="text">
      <style:text-properties officeooo:rsid="001c9920" fo:background-color="#dddddd" loext:char-shading-value="0"/>
    </style:style>
    <style:style style:name="T25" style:family="text">
      <style:text-properties officeooo:rsid="00210402" fo:background-color="#dddddd" loext:char-shading-value="0"/>
    </style:style>
    <style:style style:name="T26" style:family="text">
      <style:text-properties officeooo:rsid="002302f1" fo:background-color="#dddddd" loext:char-shading-value="0"/>
    </style:style>
    <style:style style:name="T27" style:family="text">
      <style:text-properties officeooo:rsid="0024405a" fo:background-color="#dddddd" loext:char-shading-value="0"/>
    </style:style>
    <style:style style:name="T28" style:family="text">
      <style:text-properties officeooo:rsid="002762a1" fo:background-color="#dddddd" loext:char-shading-value="0"/>
    </style:style>
    <style:style style:name="T29" style:family="text">
      <style:text-properties officeooo:rsid="002b7e97" fo:background-color="#dddddd" loext:char-shading-value="0"/>
    </style:style>
    <style:style style:name="T30" style:family="text">
      <style:text-properties officeooo:rsid="0031185c" fo:background-color="#dddddd" loext:char-shading-value="0"/>
    </style:style>
    <style:style style:name="T31" style:family="text">
      <style:text-properties officeooo:rsid="0031e1fd" fo:background-color="#dddddd" loext:char-shading-value="0"/>
    </style:style>
    <style:style style:name="T32" style:family="text">
      <style:text-properties officeooo:rsid="00349232" fo:background-color="#dddddd" loext:char-shading-value="0"/>
    </style:style>
    <style:style style:name="T33" style:family="text">
      <style:text-properties officeooo:rsid="00349232" fo:background-color="#dddddd" loext:char-shading-value="0"/>
    </style:style>
    <style:style style:name="T34" style:family="text">
      <style:text-properties officeooo:rsid="0034b8f2" fo:background-color="#dddddd" loext:char-shading-value="0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19c988" fo:background-color="transparent" loext:char-shading-value="0"/>
    </style:style>
    <style:style style:name="T37" style:family="text">
      <style:text-properties officeooo:rsid="002302f1" fo:background-color="transparent" loext:char-shading-value="0"/>
    </style:style>
    <style:style style:name="T38" style:family="text">
      <style:text-properties officeooo:rsid="002302f1" fo:background-color="transparent" loext:char-shading-value="0"/>
    </style:style>
    <style:style style:name="T39" style:family="text">
      <style:text-properties officeooo:rsid="0025d1f0" fo:background-color="transparent" loext:char-shading-value="0"/>
    </style:style>
    <style:style style:name="T40" style:family="text">
      <style:text-properties officeooo:rsid="0024405a" fo:background-color="transparent" loext:char-shading-value="0"/>
    </style:style>
    <style:style style:name="T41" style:family="text">
      <style:text-properties officeooo:rsid="0026ef1d" fo:background-color="transparent" loext:char-shading-value="0"/>
    </style:style>
    <style:style style:name="T42" style:family="text">
      <style:text-properties officeooo:rsid="0029c454" fo:background-color="transparent" loext:char-shading-value="0"/>
    </style:style>
    <style:style style:name="T43" style:family="text">
      <style:text-properties officeooo:rsid="002b7e97" fo:background-color="transparent" loext:char-shading-value="0"/>
    </style:style>
    <style:style style:name="T44" style:family="text">
      <style:text-properties officeooo:rsid="0034b8f2" fo:background-color="transparent" loext:char-shading-value="0"/>
    </style:style>
    <style:style style:name="T45" style:family="text">
      <style:text-properties officeooo:rsid="001f50bc"/>
    </style:style>
    <style:style style:name="T46" style:family="text">
      <style:text-properties officeooo:rsid="00205374"/>
    </style:style>
    <style:style style:name="T47" style:family="text">
      <style:text-properties style:font-name="Ubuntu"/>
    </style:style>
    <style:style style:name="T48" style:family="text">
      <style:text-properties style:font-name="Ubuntu" fo:background-color="#dddddd" loext:char-shading-value="0"/>
    </style:style>
    <style:style style:name="T49" style:family="text">
      <style:text-properties style:font-name="Ubuntu" officeooo:rsid="005bb928"/>
    </style:style>
    <style:style style:name="T50" style:family="text">
      <style:text-properties officeooo:rsid="003154d0"/>
    </style:style>
    <style:style style:name="T51" style:family="text">
      <style:text-properties officeooo:rsid="0032f815"/>
    </style:style>
    <style:style style:name="T52" style:family="text">
      <style:text-properties fo:font-weight="normal" officeooo:rsid="001928a9" style:font-weight-asian="normal" style:font-weight-complex="normal"/>
    </style:style>
    <style:style style:name="T53" style:family="text">
      <style:text-properties fo:font-weight="normal" officeooo:rsid="00307306" style:font-weight-asian="normal" style:font-weight-complex="normal"/>
    </style:style>
    <style:style style:name="T54" style:family="text">
      <style:text-properties fo:font-weight="normal" officeooo:rsid="001928a9" fo:background-color="#dddddd" loext:char-shading-value="0" style:font-weight-asian="normal" style:font-weight-complex="normal"/>
    </style:style>
    <style:style style:name="T55" style:family="text">
      <style:text-properties fo:font-weight="normal" officeooo:rsid="002302f1" fo:background-color="transparent" loext:char-shading-value="0" style:font-weight-asian="normal" style:font-weight-complex="normal"/>
    </style:style>
    <style:style style:name="T56" style:family="text">
      <style:text-properties officeooo:rsid="001b771b"/>
    </style:style>
    <style:style style:name="T57" style:family="text">
      <style:text-properties officeooo:rsid="001ac9d7"/>
    </style:style>
    <style:style style:name="T58" style:family="text">
      <style:text-properties officeooo:rsid="001c9920"/>
    </style:style>
    <style:style style:name="T59" style:family="text">
      <style:text-properties officeooo:rsid="0025d1f0"/>
    </style:style>
    <style:style style:name="T60" style:family="text">
      <style:text-properties fo:font-variant="normal" fo:text-transform="none" fo:color="#000000" loext:opacity="100%" fo:letter-spacing="normal" fo:font-style="normal" fo:font-weight="normal"/>
    </style:style>
    <style:style style:name="T61" style:family="text">
      <style:text-properties fo:font-variant="normal" fo:text-transform="none" fo:color="#000000" loext:opacity="100%" fo:letter-spacing="normal" fo:font-style="normal" fo:font-weight="normal" fo:background-color="transparent" loext:char-shading-value="0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1faf2a" fo:background-color="transparent" loext:char-shading-value="0"/>
    </style:style>
    <style:style style:name="T63" style:family="text">
      <style:text-properties fo:font-variant="normal" fo:text-transform="none" fo:color="#000000" loext:opacity="100%" fo:letter-spacing="normal" fo:font-style="normal" fo:font-weight="normal" officeooo:rsid="001faf2a" fo:background-color="transparent" loext:char-shading-value="0" style:font-weight-asian="bold" style:font-weight-complex="bold"/>
    </style:style>
    <style:style style:name="T64" style:family="text">
      <style:text-properties fo:font-variant="normal" fo:text-transform="none" fo:color="#000000" loext:opacity="100%" fo:letter-spacing="normal" fo:font-style="normal" fo:font-weight="normal" officeooo:rsid="001cf7da" fo:background-color="#dddddd" loext:char-shading-value="0"/>
    </style:style>
    <style:style style:name="T65" style:family="text">
      <style:text-properties fo:font-variant="normal" fo:text-transform="none" fo:color="#000000" loext:opacity="100%" fo:letter-spacing="normal" fo:font-style="normal" fo:font-weight="normal" officeooo:rsid="001cf7da"/>
    </style:style>
    <style:style style:name="T66" style:family="text">
      <style:text-properties fo:font-variant="normal" fo:text-transform="none" fo:color="#000000" loext:opacity="100%" fo:letter-spacing="normal" fo:font-style="normal" fo:font-weight="bold" fo:background-color="transparent" loext:char-shading-value="0" style:font-weight-asian="bold" style:font-weight-complex="bold"/>
    </style:style>
    <style:style style:name="T67" style:family="text">
      <style:text-properties fo:font-variant="normal" fo:text-transform="none" fo:color="#000000" loext:opacity="100%" fo:letter-spacing="normal" fo:font-style="normal" fo:font-weight="bold" officeooo:rsid="001faf2a" fo:background-color="transparent" loext:char-shading-value="0" style:font-weight-asian="bold" style:font-weight-complex="bold"/>
    </style:style>
    <style:style style:name="T68" style:family="text">
      <style:text-properties fo:font-variant="normal" fo:text-transform="none" fo:color="#000000" loext:opacity="100%" style:font-name="Ubuntu" fo:letter-spacing="normal" fo:font-style="normal" fo:font-weight="normal" officeooo:rsid="001327bc" fo:background-color="transparent" loext:char-shading-value="0"/>
    </style:style>
    <style:style style:name="T69" style:family="text">
      <style:text-properties fo:font-variant="normal" fo:text-transform="none" fo:color="#000000" loext:opacity="100%" style:font-name="Ubuntu" fo:letter-spacing="normal" fo:font-style="normal" fo:font-weight="normal" fo:background-color="#dddddd" loext:char-shading-value="0"/>
    </style:style>
    <style:style style:name="T70" style:family="text">
      <style:text-properties officeooo:rsid="001cf7da"/>
    </style:style>
    <style:style style:name="T71" style:family="text">
      <style:text-properties officeooo:rsid="00210402"/>
    </style:style>
    <style:style style:name="T72" style:family="text">
      <style:text-properties officeooo:rsid="0026ef1d"/>
    </style:style>
    <style:style style:name="T73" style:family="text">
      <style:text-properties officeooo:rsid="0014b0e1"/>
    </style:style>
    <style:style style:name="T74" style:family="text">
      <style:text-properties officeooo:rsid="002b7e97"/>
    </style:style>
    <style:style style:name="T75" style:family="text">
      <style:text-properties officeooo:rsid="002edb32"/>
    </style:style>
    <style:style style:name="T76" style:family="text">
      <style:text-properties officeooo:rsid="0031185c"/>
    </style:style>
    <style:style style:name="T77" style:family="text">
      <style:text-properties officeooo:rsid="0031e1fd"/>
    </style:style>
    <style:style style:name="T78" style:family="text">
      <style:text-properties officeooo:rsid="0032c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imação 02</text:h>
      <text:p text:style-name="P4"><text:span text:style-name="T1">animate -</text:span> <text:span text:style-name="T9">É um metodo shorthand que </text:span><text:span text:style-name="T10">cria um animation, aplica em um elemento e reproduz a animação, </text:span><text:span text:style-name="T11">abrevia a propriedade animation e a regra @keyframes do css. </text:span><text:span text:style-name="T12">Vai receber os valores keyframes </text:span><text:span text:style-name="T13">e</text:span><text:span text:style-name="T12"> options:</text:span></text:p>
      <text:p text:style-name="P40">elemento.animate(keyframes, options) </text:p>
      <text:p text:style-name="P41"><text:s text:c="5"/></text:p>
      <text:p text:style-name="P5"><text:span text:style-name="T2"><text:s text:c="5"/>keyframes -</text:span><text:span text:style-name="T12"> </text:span><text:span text:style-name="T13">É um array de objetos que controla o estado de um </text:span><text:span text:style-name="T2"><text:s text:c="5"/></text:span></text:p>
      <text:p text:style-name="P5"><text:span text:style-name="T2"><text:s text:c="5"/></text:span><text:span text:style-name="T13">elemento em determinados pontos (aplicando, definindo, redefinindo e </text:span></text:p>
      <text:p text:style-name="P5"><text:span text:style-name="T2"><text:s text:c="5"/></text:span><text:span text:style-name="T13">removendo estilos), terá o mesmo funcionamento do @keyframes do css, </text:span></text:p>
      <text:p text:style-name="P5"><text:span text:style-name="T2"><text:s text:c="5"/></text:span><text:span text:style-name="T13">a única coisa diferente será a sintaxe:</text:span></text:p>
      <text:p text:style-name="P43"><text:span text:style-name="T36"><text:s text:c="5"/></text:span><text:span text:style-name="T13">[ </text:span></text:p>
      <text:p text:style-name="P43"><text:span text:style-name="T36"><text:s text:c="10"/></text:span><text:span text:style-name="T13">{ propriedadeCss: “valor”, … }, <text:s/></text:span></text:p>
      <text:p text:style-name="P43"><text:span text:style-name="T36"><text:s text:c="10"/></text:span><text:span text:style-name="T13">{ propriedadeCss1: “valor1”, propriedadeCss2: “valor2”, … }, </text:span></text:p>
      <text:p text:style-name="P3"><text:span text:style-name="T36"><text:s text:c="5"/></text:span><text:span text:style-name="T13">] </text:span></text:p>
      <text:p text:style-name="P2"/>
      <text:p text:style-name="P6"><text:span text:style-name="T1"><text:s text:c="5"/>options -</text:span> <text:span text:style-name="T14">Um valor inteiro representando a duração da animação (em </text:span></text:p>
      <text:p text:style-name="P6"><text:s text:c="5"/><text:span text:style-name="T14">milisegundos) ou um objeto contendo as configurações da animação, terá </text:span></text:p>
      <text:p text:style-name="P6"><text:s text:c="5"/><text:span text:style-name="T14">os mesmos valores que a propriedade animation do css: id, delay, </text:span></text:p>
      <text:p text:style-name="P6"><text:s text:c="5"/><text:span text:style-name="T14">direction, duration, easing, endDelay, fill, iterationStart, iterations, </text:span></text:p>
      <text:p text:style-name="P6"><text:s text:c="5"/><text:span text:style-name="T14">composite, iterationComposite, pseudoElement e timeline:</text:span></text:p>
      <text:p text:style-name="P7"><text:span text:style-name="T13"><text:s text:c="5"/></text:span><text:span text:style-name="T16">{ propriedade1: valor1, propriedade2: valor2, … } </text:span></text:p>
      <text:p text:style-name="P8"/>
      <text:p text:style-name="P42"><text:s text:c="5"/>Ex:</text:p>
      <text:p text:style-name="P9"><text:s text:c="5"/><text:span text:style-name="T16">elemento.animate([ </text:span></text:p>
      <text:p text:style-name="P44"><text:span text:style-name="T35"><text:s text:c="10"/></text:span>{ transform: “translateY(0px)”, background: “red” }, </text:p>
      <text:p text:style-name="P44"><text:span text:style-name="T35"><text:s text:c="10"/></text:span>{ transform: “translateY(100px)”, background: “blue” } ], </text:p>
      <text:p text:style-name="P44"><text:span text:style-name="T35"><text:s text:c="10"/></text:span>{ duration: 1000, iterations: infinit<text:span text:style-name="T15">y</text:span> } </text:p>
      <text:p text:style-name="P44"><text:span text:style-name="T35"><text:s text:c="5"/></text:span>) </text:p>
      <text:p text:style-name="P10"/>
      <text:p text:style-name="P18"><text:soft-page-break/><text:span text:style-name="T1">getAnimations -</text:span> <text:span text:style-name="T45">Retorna uma coleção de objetos representando </text:span><text:span text:style-name="T46">animações</text:span><text:span text:style-name="T45"> atualmente direcionada ao elemento, pode receber </text:span><text:span text:style-name="T46">com</text:span><text:span text:style-name="T45">o parametro </text:span><text:span text:style-name="T46">um objeto contendo a propriedade subtree com o valor true ou false: </text:span></text:p>
      <text:p text:style-name="P18"><text:span text:style-name="T17">elemento.getAnimations( <text:s/>) </text:span><text:span text:style-name="T46"><text:s/></text:span></text:p>
      <text:p text:style-name="P45">elemento.getAnimations( {subtree: valor} ) </text:p>
      <text:p text:style-name="P11"/>
      <text:p text:style-name="P19"><text:span text:style-name="T1">animationcancel -</text:span> É um evento disparado quando uma animação é abortada inesperadamente, ou seja, quando uma animação para de funcionar sem enviar um evento animationend:</text:p>
      <text:p text:style-name="P46">&lt;elemento onanimationcancel=” “&gt; &lt;/elemento&gt;</text:p>
      <text:p text:style-name="P46">elemento.addEventListener(“animationcancel”) </text:p>
      <text:p text:style-name="P12"/>
      <text:p text:style-name="P19"><text:span text:style-name="T1">animationend -</text:span> É um e<text:span text:style-name="T50">vento disparado quando uma animação é co</text:span><text:span text:style-name="T51">ncluida</text:span><text:span text:style-name="T50">: </text:span></text:p>
      <text:p text:style-name="P19"><text:span text:style-name="T21">&lt;</text:span><text:span text:style-name="T16">elemento on</text:span><text:span text:style-name="T18">animationend</text:span><text:span text:style-name="T16">=” “</text:span><text:span text:style-name="T21">&gt; &lt;/</text:span><text:span text:style-name="T16">elemento</text:span><text:span text:style-name="T21">&gt;</text:span></text:p>
      <text:p text:style-name="P19"><text:span text:style-name="T21">elemento.addEventListener(“</text:span><text:span text:style-name="T18">animationend</text:span><text:span text:style-name="T19">”</text:span><text:span text:style-name="T21">, ) </text:span></text:p>
      <text:p text:style-name="P12"/>
      <text:p text:style-name="P19"><text:span text:style-name="T1">animationiteration -</text:span> <text:span text:style-name="T51">Evento disparado quando uma animação é repetida:</text:span></text:p>
      <text:p text:style-name="P20"><text:span text:style-name="T21">&lt;</text:span><text:span text:style-name="T16">elemento </text:span><text:span text:style-name="T22">on</text:span><text:span text:style-name="T18">animationiteration</text:span><text:span text:style-name="T16">=” “</text:span><text:span text:style-name="T21">&gt; &lt;/</text:span><text:span text:style-name="T16">elemento</text:span><text:span text:style-name="T21">&gt;</text:span></text:p>
      <text:p text:style-name="P23"><text:span text:style-name="T16">elemento.addEventListener(“</text:span><text:span text:style-name="T18">animationiteration</text:span><text:span text:style-name="T19">”</text:span><text:span text:style-name="T16">, ) </text:span></text:p>
      <text:p text:style-name="P13"/>
      <text:p text:style-name="P25"><text:span text:style-name="T1">animationstart -</text:span> <text:span text:style-name="T51">Evento disparado quando uma animação é iniciada:</text:span></text:p>
      <text:p text:style-name="P20"><text:span text:style-name="T21">&lt;</text:span><text:span text:style-name="T16">elemento </text:span><text:span text:style-name="T22">on</text:span><text:span text:style-name="T18">animationstart</text:span><text:span text:style-name="T16">=” “</text:span><text:span text:style-name="T21">&gt; &lt;/</text:span><text:span text:style-name="T16">elemento</text:span><text:span text:style-name="T21">&gt;</text:span></text:p>
      <text:p text:style-name="P24"><text:span text:style-name="T16">elemento.addEventListener(“</text:span><text:span text:style-name="T18">animationstart</text:span><text:span text:style-name="T19">”</text:span><text:span text:style-name="T16">, ) </text:span></text:p>
      <text:p text:style-name="P27"><text:span text:style-name="T4"/></text:p>
      <text:p text:style-name="P26"><text:span text:style-name="T4">animation - </text:span><text:span text:style-name="T52">É um shorthand que altera ou define as configurações de animação de um elemento, el</text:span><text:span text:style-name="T53">e</text:span><text:span text:style-name="T52"> abrevia as propriedades animationName, animationDuration, animationTimingFunction, animationDelay, animationIterationCount e animationDirection: </text:span></text:p>
      <text:p text:style-name="P26"><text:span text:style-name="T54">elemento.style.animation = “ “ </text:span></text:p>
      <text:p text:style-name="P26"><text:soft-page-break/><text:span text:style-name="T3">animationDelay - </text:span><text:span text:style-name="T57">Define quando a animação de um elemento será iniciada, pode receber </text:span><text:span text:style-name="T56">s (segundos) e ms (milissegundos) como valor: </text:span><text:span text:style-name="T23">elemento.style.animationDelay = “ “ </text:span></text:p>
      <text:p text:style-name="P14"/>
      <text:p text:style-name="P28"><text:span text:style-name="T1">animationDirection -</text:span> Define o sentido da animação <text:span text:style-name="T59">de um elemento</text:span>, <text:span text:style-name="T58">se deve ou não ser reproduzida em sentido inverso em ciclos alternados. </text:span><text:span text:style-name="T59">P</text:span><text:span text:style-name="T58">ode receber os valores normal, reverse, alternate, alternate-reverse, initial e inherit: </text:span><text:span text:style-name="T24">elemento.style.animationDirection = “ “ </text:span></text:p>
      <text:p text:style-name="P15"/>
      <text:p text:style-name="P30"><text:span text:style-name="T1">animationDuration -</text:span> Define o tempo de duração de uma animação, quantos segundos ou milissegundos vai levar para completar um ciclo:</text:p>
      <text:p text:style-name="P47">elemento.style.animationDuration = “ “ </text:p>
      <text:p text:style-name="P15"/>
      <text:p text:style-name="P30"><text:span text:style-name="T1">animationFillMode -</text:span> <text:span text:style-name="T70">Define quais estilos serão aplicados ao elemento quando a animação não estiver sendo reproduzida, pode receber os valores </text:span><text:span text:style-name="T60">none, forwards, backwards, both, initial </text:span><text:span text:style-name="T65">e</text:span><text:span text:style-name="T60"> inherit: </text:span><text:span text:style-name="T64">elemento.style.animationFillMode = “ “ </text:span></text:p>
      <text:p text:style-name="P15"/>
      <text:p text:style-name="P30"><text:span text:style-name="T1">animationIterationCount -</text:span> <text:span text:style-name="T71">Define ou retorna quantas vezes uma animação deve ser reproduzida, pode receber os valores infinite, numero, initial e inherit: </text:span><text:span text:style-name="T25">elemento.style.animationIterationCount = “ “</text:span></text:p>
      <text:p text:style-name="P15"><text:span text:style-name="T63"/></text:p>
      <text:p text:style-name="P15"><text:span text:style-name="T6">a</text:span><text:span text:style-name="T7">nimationName -</text:span><text:span text:style-name="T39"> </text:span><text:span text:style-name="T55">R</text:span><text:span text:style-name="T37">etorna ou define </text:span><text:span text:style-name="T39">um</text:span><text:span text:style-name="T37"> nome para a animação @keyframes: </text:span><text:span text:style-name="T38"><text:s/></text:span></text:p>
      <text:p text:style-name="P30"><text:span text:style-name="T26">elemento.style.animationName </text:span></text:p>
      <text:p text:style-name="P30"><text:span text:style-name="T26">elemento.style.animationName = “ “ </text:span></text:p>
      <text:p text:style-name="P15"><text:span text:style-name="T62"/></text:p>
      <text:p text:style-name="P30"><text:span text:style-name="T6">a</text:span><text:span text:style-name="T5">nimationPlayState -</text:span><text:span text:style-name="T35"> </text:span><text:span text:style-name="T40">Especifica se a animação esta em execução ou pausada, pode receber os valores running, paused, initial e inherit: </text:span><text:span text:style-name="T27">elemento.style.animationPlayState = “ “ </text:span></text:p>
      <text:p text:style-name="P30"><text:soft-page-break/><text:span text:style-name="T6">a</text:span><text:span text:style-name="T5">nimationTimingFunction -</text:span><text:span text:style-name="T35"> </text:span><text:span text:style-name="T41">Define a curva de velocidade da animação, </text:span><text:span text:style-name="T72">pode receber os valores linear, ease, ease-in, ease-out, ease-in-out,</text:span></text:p>
      <text:p text:style-name="P30"><text:span text:style-name="T41">cubic-bezier( <text:s/>), initial e inherit:</text:span></text:p>
      <text:p text:style-name="P30"><text:span text:style-name="T28">elemento.style.animationTimingFunction = “ “ </text:span></text:p>
      <text:p text:style-name="P15"><text:span text:style-name="T62"/></text:p>
      <text:p text:style-name="P31"><text:span text:style-name="T1">requestAnimationFrame -</text:span> <text:span text:style-name="T73">Executa uma animação com frames automaticos, ou seja, executa uma função em loop com tempo definido automaticamente: </text:span><text:span text:style-name="T29">let animação = requestAnimationFrame(função) </text:span></text:p>
      <text:p text:style-name="P16"><text:span text:style-name="T62"/></text:p>
      <text:p text:style-name="P32"><text:span text:style-name="T6">c</text:span><text:span text:style-name="T5">ancelAnimationFrame -</text:span><text:span text:style-name="T35"> </text:span><text:span text:style-name="T42">Cancela uma animação feita pelo requestAnimationFrame, ou seja, </text:span><text:span text:style-name="T43">interrompe o requestAnimationFrame:</text:span></text:p>
      <text:p text:style-name="P48"><text:span text:style-name="T74">c</text:span>ancelAnimationFrame(animação) </text:p>
      <text:p text:style-name="P17"><text:span text:style-name="T62"/></text:p>
      <text:p text:style-name="P33"><text:span text:style-name="T1">setTimeout -</text:span> Define um cronometro que executa uma função assim que o cronometro expira, ou seja, <text:span text:style-name="T47">Executa alguma função assim que o tempo em milisegundos acabar: </text:span><text:span text:style-name="T48">setTimeout(função, delay, parametros) </text:span></text:p>
      <text:p text:style-name="P17"><text:span text:style-name="T62"/></text:p>
      <text:p text:style-name="P33"><text:span text:style-name="T67">c</text:span><text:span text:style-name="T66">learTimeout -</text:span><text:span text:style-name="T61"> </text:span><text:span text:style-name="T68">Encerra a execução do setTimeout: </text:span><text:span text:style-name="T69">clearTimeout( <text:s/>) </text:span></text:p>
      <text:p text:style-name="P33"><text:span text:style-name="T1"/></text:p>
      <text:p text:style-name="P33"><text:span text:style-name="T1">setInterval -</text:span> <text:span text:style-name="T75">C</text:span>hama uma função em intervalos especificos, ou seja, <text:span text:style-name="T47">Executa alguma função em intervalos de milisegundos: </text:span></text:p>
      <text:p text:style-name="P33"><text:span text:style-name="T48">setInterval(função, delay, parametros) </text:span></text:p>
      <text:p text:style-name="P17"><text:span text:style-name="T62"/></text:p>
      <text:p text:style-name="P33"><text:span text:style-name="T1">clearInterval -</text:span> <text:span text:style-name="T49">Encerra a execução do setInterval: </text:span><text:span text:style-name="T48">clearInterval( <text:s/>) </text:span></text:p>
      <text:p text:style-name="P17"><text:span text:style-name="T62"/></text:p>
      <text:p text:style-name="P34"><text:span text:style-name="T1">transition -</text:span> <text:span text:style-name="T76">É um shorthand que configura a transição de um elemento (qualquer mudança de estado de um elemento), abrevia as propriedades transitionProperty, transitionDuration, transitionTimingFunction e transitionDelay: </text:span><text:span text:style-name="T30">elemento.style.transition = “ “ </text:span></text:p>
      <text:p text:style-name="P34"/>
      <text:p text:style-name="P35"><text:soft-page-break/><text:span text:style-name="T1">transitionDelay -</text:span> <text:span text:style-name="T77">Define quando a transição será iniciada, pode receber segundos </text:span><text:span text:style-name="T78">(s)</text:span><text:span text:style-name="T77"> ou milissegundos </text:span><text:span text:style-name="T78">(ms)</text:span><text:span text:style-name="T77"> como valor: </text:span><text:span text:style-name="T31">elemento.style.transitionDelay = “ “ </text:span></text:p>
      <text:p text:style-name="P34"/>
      <text:p text:style-name="P36"><text:span text:style-name="T1">transitionDuration -</text:span> Define <text:span text:style-name="T78">o tempo de duração de uma transição, quantos <text:s/>segundos (s) ou milissegundos (ms) uma transição leva para ser concluida:</text:span></text:p>
      <text:p text:style-name="P49">elemento.style.transitionDuration = “ “ </text:p>
      <text:p text:style-name="P29"/>
      <text:p text:style-name="P37"><text:span text:style-name="T1">transitionProperty -</text:span> Especifica o nome da propriedade Css para qual o efeito de transição se destina, ou seja, especifica o nome da propriedade Css que será aplicada a transição: <text:span text:style-name="T20">elemento.style.transitionProperty = “ “<text:tab/></text:span></text:p>
      <text:p text:style-name="P37"/>
      <text:p text:style-name="P37"><text:span text:style-name="T1">transitionTimingFunction -</text:span> <text:s/>Define a curva de velocidade do efeito de transição: <text:span text:style-name="T33">elemento.style.transitionTimingFunction = “ “ </text:span></text:p>
      <text:p text:style-name="P29"/>
      <text:p text:style-name="P38"><text:span text:style-name="T8">t</text:span><text:span text:style-name="T5">ransitionstart -</text:span><text:span text:style-name="T35"> Evento disparado quando uma transição é iniciada: </text:span></text:p>
      <text:p text:style-name="P21"><text:span text:style-name="T21">&lt;</text:span><text:span text:style-name="T16">elemento on</text:span><text:span text:style-name="T32">transitionstart</text:span><text:span text:style-name="T16">=” “</text:span><text:span text:style-name="T21">&gt; &lt;/</text:span><text:span text:style-name="T16">elemento</text:span><text:span text:style-name="T21">&gt;</text:span></text:p>
      <text:p text:style-name="P21"><text:span text:style-name="T21">elemento.addEventListener(“</text:span><text:span text:style-name="T32">transitionstart</text:span><text:span text:style-name="T19">”</text:span><text:span text:style-name="T21">, ) </text:span></text:p>
      <text:p text:style-name="P38"><text:span text:style-name="T35"/></text:p>
      <text:p text:style-name="P38"><text:span text:style-name="T5">transitionrun -</text:span><text:span text:style-name="T35"> </text:span><text:span text:style-name="T44">Evento disparado quando uma transição é criada pela primeira vez:</text:span></text:p>
      <text:p text:style-name="P22"><text:span text:style-name="T21">&lt;</text:span><text:span text:style-name="T16">elemento on</text:span><text:span text:style-name="T34">transitionrun</text:span><text:span text:style-name="T16">=” “</text:span><text:span text:style-name="T21">&gt; &lt;/</text:span><text:span text:style-name="T16">elemento</text:span><text:span text:style-name="T21">&gt;</text:span></text:p>
      <text:p text:style-name="P22"><text:span text:style-name="T21">elemento.addEventListener(“</text:span><text:span text:style-name="T34">transitionrun</text:span><text:span text:style-name="T19">”</text:span><text:span text:style-name="T21">, ) </text:span></text:p>
      <text:p text:style-name="P38"><text:span text:style-name="T35"/></text:p>
      <text:p text:style-name="P39"><text:span text:style-name="T5">transitionend -</text:span><text:span text:style-name="T35"> Evento disparado quando uma transição é concluida:</text:span></text:p>
      <text:p text:style-name="P22"><text:span text:style-name="T21">&lt;</text:span><text:span text:style-name="T16">elemento on</text:span><text:span text:style-name="T32">transition</text:span><text:span text:style-name="T34">end</text:span><text:span text:style-name="T16">=” “</text:span><text:span text:style-name="T21">&gt; &lt;/</text:span><text:span text:style-name="T16">elemento</text:span><text:span text:style-name="T21">&gt;</text:span></text:p>
      <text:p text:style-name="P22"><text:span text:style-name="T21">elemento.addEventListener(“</text:span><text:span text:style-name="T32">transition</text:span><text:span text:style-name="T34">end</text:span><text:span text:style-name="T19">”</text:span><text:span text:style-name="T21">, ) </text:span></text:p>
      <text:p text:style-name="P38"><text:span text:style-name="T35"/></text:p>
      <text:p text:style-name="P39"><text:span text:style-name="T5"/></text:p>
      <text:p text:style-name="P39"><text:span text:style-name="T5"/></text:p>
      <text:p text:style-name="P39"><text:soft-page-break/><text:span text:style-name="T5">transitioncancel -</text:span><text:span text:style-name="T35"> Evento disparado quando uma transição é cancelada:</text:span></text:p>
      <text:p text:style-name="P22"><text:span text:style-name="T21">&lt;</text:span><text:span text:style-name="T16">elemento on</text:span><text:span text:style-name="T32">transition</text:span><text:span text:style-name="T34">cancel</text:span><text:span text:style-name="T16">=” “</text:span><text:span text:style-name="T21">&gt; &lt;/</text:span><text:span text:style-name="T16">elemento</text:span><text:span text:style-name="T21">&gt;</text:span></text:p>
      <text:p text:style-name="P22"><text:span text:style-name="T21">elemento.addEventListener(“</text:span><text:span text:style-name="T32">transition</text:span><text:span text:style-name="T34">cancel</text:span><text:span text:style-name="T19">”</text:span><text:span text:style-name="T21">, ) </text:span></text:p>
      <text:p text:style-name="P38"><text:span text:style-name="T3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6:33:07.643966958</meta:creation-date>
    <dc:date>2023-03-03T14:03:12.293269929</dc:date>
    <meta:editing-duration>PT3H40M6S</meta:editing-duration>
    <meta:editing-cycles>15</meta:editing-cycles>
    <meta:generator>LibreOffice/7.0.4.2$Linux_X86_64 LibreOffice_project/00$Build-2</meta:generator>
    <meta:document-statistic meta:table-count="0" meta:image-count="0" meta:object-count="0" meta:page-count="6" meta:paragraph-count="80" meta:word-count="808" meta:character-count="6543" meta:non-whitespace-character-count="5616"/>
  </office:meta>
</office:document-meta>
</file>